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75cm" fo:min-width="0.1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1.6cm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botto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649cm" fo:min-width="0cm"/>
    </style:style>
    <style:style style:name="gr6" style:family="graphic" style:parent-style-name="standard">
      <style:graphic-properties svg:stroke-color="#ff3333" draw:textarea-horizontal-align="justify" draw:textarea-vertical-align="middle" draw:auto-grow-height="false" fo:min-height="0.405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top"/>
    </style:style>
    <style:style style:name="gr9" style:family="graphic" style:parent-style-name="standard">
      <style:graphic-properties svg:stroke-color="#dc2300" draw:textarea-horizontal-align="justify" draw:textarea-vertical-align="middle" draw:auto-grow-height="false" fo:min-height="0.209cm" fo:min-width="0cm"/>
    </style:style>
    <style:style style:name="gr10" style:family="graphic" style:parent-style-name="standard">
      <style:graphic-properties svg:stroke-color="#dc2300" draw:textarea-horizontal-align="justify" draw:textarea-vertical-align="middle" draw:auto-grow-height="false" fo:min-height="0.744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3.918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3.1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54pt" style:font-size-asian="54pt" style:font-size-complex="5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cm" svg:height="6cm" svg:x="11.5cm" svg:y="1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cm" svg:height="2cm" svg:x="10.7cm" svg:y="21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8cm" svg:y1="15.3cm" svg:x2="13.8cm" svg:y2="21.2cm">
          <text:p text:style-name="P1">72cm</text:p>
        </draw:line>
        <draw:frame draw:style-name="gr4" draw:text-style-name="P2" draw:layer="layout" svg:width="1.772cm" svg:height="2.376cm" draw:transform="rotate (0.197222205475359) translate (10.684cm 13.895cm)">
          <draw:text-box>
            <text:p><text:span text:style-name="T1">Y</text:span></text:p>
          </draw:text-box>
        </draw:frame>
        <draw:custom-shape draw:style-name="gr5" draw:text-style-name="P1" draw:layer="layout" svg:width="0.5cm" svg:height="1.899cm" draw:transform="rotate (0.830776723949301) translate (9.761cm 13.41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1.899cm" draw:transform="rotate (0.830776723949301) translate (7.976cm 11.81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655cm" draw:transform="rotate (0.830776723949301) translate (9.379cm 13.0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9.8cm" svg:y1="13.1cm" svg:x2="9.4cm" svg:y2="13.6cm">
          <text:p/>
        </draw:line>
        <draw:line draw:style-name="gr7" draw:text-style-name="P3" draw:layer="layout" svg:x1="9.4cm" svg:y1="13.6cm" svg:x2="9.7cm" svg:y2="13.9cm">
          <text:p/>
        </draw:line>
        <draw:line draw:style-name="gr8" draw:text-style-name="P1" draw:layer="layout" svg:x1="9.3cm" svg:y1="14.1cm" svg:x2="10.6cm" svg:y2="15.3cm">
          <text:p text:style-name="P1">19,5</text:p>
          <text:p text:style-name="P1">cm</text:p>
        </draw:line>
        <draw:line draw:style-name="gr8" draw:text-style-name="P1" draw:layer="layout" svg:x1="7.7cm" svg:y1="12.2cm" svg:x2="9cm" svg:y2="13.4cm">
          <text:p text:style-name="P1">13</text:p>
          <text:p text:style-name="P1">cm</text:p>
        </draw:line>
        <draw:custom-shape draw:style-name="gr9" draw:text-style-name="P1" draw:layer="layout" svg:width="0.4cm" svg:height="0.459cm" draw:transform="rotate (0.785398163397448) translate (7.593cm 11.37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994cm" draw:transform="rotate (2.37940736924387) translate (7.214cm 12.396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4.168cm" svg:x="11.958cm" svg:y="5.8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655cm" svg:x="12.006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2.259cm" svg:y1="10.439cm" svg:x2="11.62cm" svg:y2="10.481cm">
          <text:p/>
        </draw:line>
        <draw:line draw:style-name="gr7" draw:text-style-name="P3" draw:layer="layout" svg:x1="11.619cm" svg:y1="10.48cm" svg:x2="11.6cm" svg:y2="10.904cm">
          <text:p/>
        </draw:line>
        <draw:line draw:style-name="gr3" draw:text-style-name="P1" draw:layer="layout" svg:x1="13.1cm" svg:y1="10.9cm" svg:x2="13.1cm" svg:y2="14.2cm">
          <text:p text:style-name="P1">31,5cm</text:p>
          <text:p text:style-name="P1"/>
        </draw:line>
        <draw:line draw:style-name="gr3" draw:text-style-name="P1" draw:layer="layout" svg:x1="13cm" svg:y1="5.9cm" svg:x2="13cm" svg:y2="10.1cm">
          <text:p text:style-name="P1">47cm</text:p>
        </draw:line>
        <draw:custom-shape draw:style-name="gr9" draw:text-style-name="P1" draw:layer="layout" svg:width="0.4cm" svg:height="0.459cm" draw:transform="rotate (-0.0453785605518518) translate (12.023cm 5.259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994cm" draw:transform="rotate (1.54863064529457) translate (11.012cm 5.666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cm" svg:height="3.4cm" svg:x="12cm" svg:y="10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2T10:33:42.078449000</meta:creation-date>
    <meta:generator>LibreOffice/5.0.1.2$MacOSX_X86_64 LibreOffice_project/81898c9f5c0d43f3473ba111d7b351050be20261</meta:generator>
    <dc:date>2015-11-12T11:27:15.854491000</dc:date>
    <meta:editing-duration>PT13M15S</meta:editing-duration>
    <meta:editing-cycles>2</meta:editing-cycles>
    <meta:document-statistic meta:object-count="22"/>
  </office:meta>
</office:document-meta>
</file>